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0000000400A85030C19A0FCB70.png" manifest:media-type="image/png"/>
  <manifest:file-entry manifest:full-path="Pictures/100002010000040000000400A8D92022B203BBF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7604in" fo:margin-left="-0.3542in" fo:margin-top="0in" fo:margin-bottom="0in" fo:break-before="auto" fo:break-after="auto" table:align="left"/>
    </style:style>
    <style:style style:name="Table1.A" style:family="table-column">
      <style:table-column-properties style:column-width="0.2493in"/>
    </style:style>
    <style:style style:name="Table1.B" style:family="table-column">
      <style:table-column-properties style:column-width="0.8653in"/>
    </style:style>
    <style:style style:name="Table1.C" style:family="table-column">
      <style:table-column-properties style:column-width="1.291in"/>
    </style:style>
    <style:style style:name="Table1.D" style:family="table-column">
      <style:table-column-properties style:column-width="0.7708in"/>
    </style:style>
    <style:style style:name="Table1.E" style:family="table-column">
      <style:table-column-properties style:column-width="0.584in"/>
    </style:style>
    <style:style style:name="Table1.F" style:family="table-column">
      <style:table-column-properties style:column-width="0.4479in"/>
    </style:style>
    <style:style style:name="Table1.G" style:family="table-column">
      <style:table-column-properties style:column-width="0.5729in"/>
    </style:style>
    <style:style style:name="Table1.H" style:family="table-column">
      <style:table-column-properties style:column-width="0.2813in"/>
    </style:style>
    <style:style style:name="Table1.I" style:family="table-column">
      <style:table-column-properties style:column-width="0.375in"/>
    </style:style>
    <style:style style:name="Table1.J" style:family="table-column">
      <style:table-column-properties style:column-width="1.4264in"/>
    </style:style>
    <style:style style:name="Table1.K" style:family="table-column">
      <style:table-column-properties style:column-width="0.5in"/>
    </style:style>
    <style:style style:name="Table1.L" style:family="table-column">
      <style:table-column-properties style:column-width="0.9271in"/>
    </style:style>
    <style:style style:name="Table1.N" style:family="table-column">
      <style:table-column-properties style:column-width="1.0208in"/>
    </style:style>
    <style:style style:name="Table1.1" style:family="table-row">
      <style:table-row-properties fo:keep-together="always"/>
    </style:style>
    <style:style style:name="Table1.A1" style:family="table-cell">
      <style:table-cell-properties style:vertical-align="middle" fo:padding="0.0097in" fo:border="1pt solid #b7b7b7"/>
    </style:style>
    <style:style style:name="Table1.2" style:family="table-row">
      <style:table-row-properties style:min-row-height="0.2319in" fo:keep-together="always"/>
    </style:style>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text-align="center" style:justify-single-word="false"/>
      <style:text-properties style:font-name="Times New Roman" fo:font-size="9pt" style:text-underline-style="solid" style:text-underline-width="auto" style:text-underline-color="font-color" fo:font-weight="bold" style:font-name-asian="Times New Roman1" style:font-size-asian="9pt" style:font-weight-asian="bold" style:font-name-complex="Times New Roman1" style:font-size-complex="9pt"/>
    </style:style>
    <style:style style:name="P3" style:family="paragraph" style:parent-style-name="Standard">
      <style:paragraph-properties fo:text-align="justify" style:justify-single-word="false"/>
      <style:text-properties style:font-name="Times New Roman" fo:font-size="4.5pt" style:font-name-asian="Times New Roman1" style:font-size-asian="4.5pt" style:font-name-complex="Times New Roman1" style:font-size-complex="4.5pt"/>
    </style:style>
    <style:style style:name="P4" style:family="paragraph" style:parent-style-name="Standard">
      <style:paragraph-properties>
        <style:tab-stops>
          <style:tab-stop style:position="4.5in" style:type="center"/>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paragraph-properties fo:margin-top="0in" fo:margin-bottom="0in" loext:contextual-spacing="false" fo:line-height="130%"/>
      <style:text-properties style:font-name="Times New Roman" fo:font-size="9pt" fo:font-weight="bold" style:font-name-asian="Times New Roman1" style:font-size-asian="9pt" style:font-weight-asian="bold" style:font-name-complex="Times New Roman1" style:font-size-complex="9pt"/>
    </style:style>
    <style:style style:name="P10" style:family="paragraph" style:parent-style-name="Standard">
      <style:paragraph-properties fo:margin-top="0in" fo:margin-bottom="0in" loext:contextual-spacing="false" fo:line-height="130%"/>
    </style:style>
    <style:style style:name="P11" style:family="paragraph" style:parent-style-name="Standard">
      <style:paragraph-properties fo:margin-top="0in" fo:margin-bottom="0.0693in" loext:contextual-spacing="false" fo:line-height="130%"/>
      <style:text-properties style:font-name="Times New Roman" fo:font-size="5pt" fo:font-weight="bold" style:font-name-asian="Times New Roman1" style:font-size-asian="5pt" style:font-weight-asian="bold" style:font-name-complex="Times New Roman1" style:font-size-complex="5pt"/>
    </style:style>
    <style:style style:name="P12" style:family="paragraph" style:parent-style-name="Standard">
      <style:paragraph-properties fo:margin-top="0in" fo:margin-bottom="0.028in" loext:contextual-spacing="false" fo:line-height="100%" fo:text-align="justify" style:justify-single-word="false"/>
      <style:text-properties style:font-name="Times New Roman" fo:font-size="4.5pt" style:font-name-asian="Times New Roman1" style:font-size-asian="4.5pt" style:font-name-complex="Times New Roman1" style:font-size-complex="4.5pt"/>
    </style:style>
    <style:style style:name="P13" style:family="paragraph" style:parent-style-name="Standard">
      <style:paragraph-properties fo:margin-top="0in" fo:margin-bottom="0.028in" loext:contextual-spacing="false" fo:line-height="100%" fo:text-align="justify" style:justify-single-word="false"/>
    </style:style>
    <style:style style:name="P14" style:family="paragraph" style:parent-style-name="Heading_20_1">
      <style:paragraph-properties fo:margin-top="0in" fo:margin-bottom="0in" loext:contextual-spacing="false" fo:line-height="130%"/>
    </style:style>
    <style:style style:name="P15" style:family="paragraph" style:parent-style-name="Heading_20_2">
      <style:paragraph-properties fo:margin-top="0in" fo:margin-bottom="0.0555in" loext:contextual-spacing="false" fo:line-height="100%" fo:text-align="center" style:justify-single-word="false"/>
    </style:style>
    <style:style style:name="P16" style:family="paragraph" style:parent-style-name="Heading_20_2">
      <style:paragraph-properties fo:margin-top="0in" fo:margin-bottom="0.028in" loext:contextual-spacing="false" fo:line-height="100%" fo:text-align="justify" style:justify-single-word="false"/>
    </style:style>
    <style:style style:name="P17" style:family="paragraph" style:parent-style-name="Title">
      <style:paragraph-properties fo:text-align="start" style:justify-single-word="false"/>
      <style:text-properties fo:font-size="9pt" style:font-size-asian="9pt" style:font-size-complex="9pt"/>
    </style:style>
    <style:style style:name="P18" style:family="paragraph" style:parent-style-name="Title" style:master-page-name="First_20_Page">
      <style:paragraph-properties style:page-number="1"/>
    </style:style>
    <style:style style:name="T1" style:family="text">
      <style:text-properties fo:color="#cc0000"/>
    </style:style>
    <style:style style:name="T2" style:family="text">
      <style:text-properties fo:color="#cc0000" style:font-name="Times New Roman" fo:font-size="5.5pt" style:font-name-asian="Times New Roman1" style:font-size-asian="5.5pt" style:font-name-complex="Times New Roman1" style:font-size-complex="5.5pt"/>
    </style:style>
    <style:style style:name="T3" style:family="text">
      <style:text-properties fo:color="#cc0000" style:font-name="Times New Roman" fo:font-weight="bold" style:font-name-asian="Times New Roman1" style:font-weight-asian="bold" style:font-name-complex="Times New Roman1"/>
    </style:style>
    <style:style style:name="T4" style:family="text">
      <style:text-properties fo:color="#cc0000" style:font-name="Times New Roman" fo:font-size="8pt" style:font-name-asian="Times New Roman1" style:font-size-asian="8pt" style:font-name-complex="Times New Roman1" style:font-size-complex="8pt"/>
    </style:style>
    <style:style style:name="T5" style:family="text">
      <style:text-properties fo:font-size="5.5pt" fo:font-weight="bold" style:font-size-asian="5.5pt" style:font-weight-asian="bold" style:font-size-complex="5.5pt"/>
    </style:style>
    <style:style style:name="T6" style:family="text">
      <style:text-properties style:text-position="super 58%"/>
    </style:style>
    <style:style style:name="T7" style:family="text">
      <style:text-properties style:text-position="super 58%" fo:font-size="5.5pt" fo:font-weight="bold" style:font-size-asian="5.5pt" style:font-weight-asian="bold" style:font-size-complex="5.5pt"/>
    </style:style>
    <style:style style:name="T8" style:family="text">
      <style:text-properties style:text-position="super 58%" style:font-name="Times New Roman" fo:font-size="7.5pt" style:font-name-asian="Times New Roman1" style:font-size-asian="7.5pt" style:font-name-complex="Times New Roman1" style:font-size-complex="7.5pt"/>
    </style:style>
    <style:style style:name="T9" style:family="text">
      <style:text-properties style:font-name="Times New Roman" fo:font-size="6pt" style:font-name-asian="Times New Roman1" style:font-size-asian="6pt" style:font-name-complex="Times New Roman1" style:font-size-complex="6pt"/>
    </style:style>
    <style:style style:name="T10" style:family="text">
      <style:text-properties style:font-name="Times New Roman" fo:font-weight="bold" style:font-name-asian="Times New Roman1" style:font-weight-asian="bold" style:font-name-complex="Times New Roman1"/>
    </style:style>
    <style:style style:name="T11" style:family="text">
      <style:text-properties style:font-name="Times New Roman" fo:font-size="8pt" style:font-name-asian="Times New Roman1" style:font-size-asian="8pt" style:font-name-complex="Times New Roman1" style:font-size-complex="8pt"/>
    </style:style>
    <style:style style:name="T12" style:family="text">
      <style:text-properties style:font-name="Times New Roman" fo:font-size="7pt" style:font-name-asian="Times New Roman1" style:font-size-asian="7pt" style:font-name-complex="Times New Roman1" style:font-size-complex="7pt"/>
    </style:style>
    <style:style style:name="T13" style:family="text">
      <style:text-properties style:font-name="Times New Roman" fo:font-size="7.5pt" style:font-name-asian="Times New Roman1" style:font-size-asian="7.5pt" style:font-name-complex="Times New Roman1" style:font-size-complex="7.5pt"/>
    </style:style>
    <style:style style:name="T14" style:family="text">
      <style:text-properties style:font-name="Times New Roman" fo:font-size="7.5pt" style:text-underline-style="solid" style:text-underline-width="auto" style:text-underline-color="font-color" fo:font-weight="bold" style:font-name-asian="Times New Roman1" style:font-size-asian="7.5pt" style:font-weight-asian="bold" style:font-name-complex="Times New Roman1" style:font-size-complex="7.5pt"/>
    </style:style>
    <style:style style:name="T15" style:family="text">
      <style:text-properties fo:color="#ff0000" style:font-name="Times New Roman" fo:font-weight="bold" style:font-name-asian="Times New Roman1" style:font-weight-asian="bold" style:font-name-complex="Times New Roman1"/>
    </style:style>
    <style:style style:name="T16" style:family="text">
      <style:text-properties fo:font-size="11pt" style:font-size-asian="11pt"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style:column style:rel-width="21239*" fo:start-indent="0in" fo:end-indent="0.25in"/>
          <style:column style:rel-width="23060*" fo:start-indent="0.25in" fo:end-indent="0.25in"/>
          <style:column style:rel-width="21236*" fo:start-indent="0.2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8*" fo:start-indent="0in" fo:end-indent="0.25in"/>
          <style:column style:rel-width="32767*" fo:start-indent="0.25in" fo:end-indent="0in"/>
        </style:columns>
      </style:section-properties>
    </style:style>
    <style:style style:name="Sect4" style:family="section">
      <style:section-properties text:dont-balance-text-columns="true" style:editable="false">
        <style:columns fo:column-count="2">
          <style:column style:rel-width="32768*" fo:start-indent="0in" fo:end-indent="0.25in"/>
          <style:column style:rel-width="32767*"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rx6fpx9mkfl"/>Record Inventory <text:span text:style-name="T1">Templat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F"/>
        <table:table-column table:style-name="Table1.N"/>
        <table:table-header-rows>
          <table:table-row table:style-name="Table1.1">
            <table:table-cell table:style-name="Table1.A1" office:value-type="string">
              <text:p text:style-name="P7"><text:span text:style-name="T5">Qty</text:span></text:p>
            </table:table-cell>
            <table:table-cell table:style-name="Table1.A1" office:value-type="string">
              <text:p text:style-name="P7"><text:span text:style-name="T5">Artist(s)</text:span></text:p>
            </table:table-cell>
            <table:table-cell table:style-name="Table1.A1" office:value-type="string">
              <text:p text:style-name="P7"><text:span text:style-name="T5">Record Name</text:span></text:p>
            </table:table-cell>
            <table:table-cell table:style-name="Table1.A1" office:value-type="string">
              <text:p text:style-name="P7"><text:span text:style-name="T5">Record Label(s)</text:span></text:p>
            </table:table-cell>
            <table:table-cell table:style-name="Table1.A1" office:value-type="string">
              <text:p text:style-name="P7"><text:span text:style-name="T5">Genre(s)</text:span></text:p>
            </table:table-cell>
            <table:table-cell table:style-name="Table1.A1" office:value-type="string">
              <text:p text:style-name="P7"><text:span text:style-name="T5">Explicit</text:span></text:p>
            </table:table-cell>
            <table:table-cell table:style-name="Table1.A1" office:value-type="string">
              <text:p text:style-name="P7"><text:span text:style-name="T5">Disc Color(s)</text:span></text:p>
            </table:table-cell>
            <table:table-cell table:style-name="Table1.A1" office:value-type="string">
              <text:p text:style-name="P7"><text:span text:style-name="T5">Disc Count</text:span></text:p>
            </table:table-cell>
            <table:table-cell table:style-name="Table1.A1" office:value-type="string">
              <text:p text:style-name="P7"><text:span text:style-name="T5">Contents Count</text:span></text:p>
            </table:table-cell>
            <table:table-cell table:style-name="Table1.A1" office:value-type="string">
              <text:p text:style-name="P7"><text:span text:style-name="T5">Contents</text:span></text:p>
              <text:p text:style-name="P7"><text:span text:style-name="T5">Description</text:span></text:p>
            </table:table-cell>
            <table:table-cell table:style-name="Table1.A1" office:value-type="string">
              <text:p text:style-name="P7"><text:span text:style-name="T5">Discogs Release Code</text:span></text:p>
            </table:table-cell>
            <table:table-cell table:style-name="Table1.A1" office:value-type="string">
              <text:p text:style-name="P7"><text:span text:style-name="T5">Goldmine</text:span><text:span text:style-name="T7">®</text:span><text:span text:style-name="T5"> Condition(s)</text:span></text:p>
            </table:table-cell>
            <table:table-cell table:style-name="Table1.A1" office:value-type="string">
              <text:p text:style-name="P7"><text:span text:style-name="T5">Listened</text:span></text:p>
            </table:table-cell>
            <table:table-cell table:style-name="Table1.A1" office:value-type="string">
              <text:p text:style-name="P7"><text:span text:style-name="T5">Digital Download(s)</text:span></text:p>
            </table:table-cell>
          </table:table-row>
        </table:table-header-rows>
        <table:table-row table:style-name="Table1.2">
          <table:table-cell table:style-name="Table1.A1" office:value-type="string">
            <text:p text:style-name="P7"><text:span text:style-name="T2">1</text:span></text:p>
          </table:table-cell>
          <table:table-cell table:style-name="Table1.A1" office:value-type="string">
            <text:p text:style-name="P7"><text:span text:style-name="T2">Adele</text:span></text:p>
          </table:table-cell>
          <table:table-cell table:style-name="Table1.A1" office:value-type="string">
            <text:p text:style-name="P7"><text:span text:style-name="T2">30</text:span></text:p>
          </table:table-cell>
          <table:table-cell table:style-name="Table1.A1" office:value-type="string">
            <text:p text:style-name="P7"><text:span text:style-name="T2">Columbia</text:span></text:p>
          </table:table-cell>
          <table:table-cell table:style-name="Table1.A1" office:value-type="string">
            <text:p text:style-name="P7"><text:span text:style-name="T2">Jazz, Pop</text:span></text:p>
          </table:table-cell>
          <table:table-cell table:style-name="Table1.A1" office:value-type="string">
            <text:p text:style-name="P7"><text:span text:style-name="T2">NO</text:span></text:p>
          </table:table-cell>
          <table:table-cell table:style-name="Table1.A1" office:value-type="string">
            <text:p text:style-name="P7"><text:span text:style-name="T2">Clear</text:span></text:p>
          </table:table-cell>
          <table:table-cell table:style-name="Table1.A1" office:value-type="string">
            <text:p text:style-name="P7"><text:span text:style-name="T2">2</text:span></text:p>
          </table:table-cell>
          <table:table-cell table:style-name="Table1.A1" office:value-type="string">
            <text:p text:style-name="P7"><text:span text:style-name="T2">3</text:span></text:p>
          </table:table-cell>
          <table:table-cell table:style-name="Table1.A1" office:value-type="string">
            <text:p text:style-name="P7"><text:span text:style-name="T2">1 – Jacket (Single Pocket)</text:span></text:p>
            <text:p text:style-name="P7"><text:span text:style-name="T2">2 – Inner-sleeve</text:span></text:p>
          </table:table-cell>
          <table:table-cell table:style-name="Table1.A1" office:value-type="string">
            <text:p text:style-name="P7"><text:a xlink:type="simple" xlink:href="https://www.discogs.com/release/21046597-Adele-30" text:style-name="ListLabel_20_1" text:visited-style-name="ListLabel_20_1"><text:span text:style-name="T2">r21046597</text:span></text:a></text:p>
          </table:table-cell>
          <table:table-cell table:style-name="Table1.A1" office:value-type="string">
            <text:p text:style-name="P1"><text:span text:style-name="T2">Jacket – VG+</text:span></text:p>
            <text:p text:style-name="P1"><text:span text:style-name="T2">Disc A/B – VG+</text:span></text:p>
            <text:p text:style-name="P1"><text:span text:style-name="T2">Disc C/D – VG+</text:span></text:p>
          </table:table-cell>
          <table:table-cell table:style-name="Table1.A1" office:value-type="string">
            <text:p text:style-name="P1"><text:span text:style-name="T2">YES</text:span></text:p>
          </table:table-cell>
          <table:table-cell table:style-name="Table1.A1" office:value-type="string">
            <text:p text:style-name="P1"><text:span text:style-name="T2">No</text:span></text:p>
            <text:p text:style-name="P1"><text:a xlink:type="simple" xlink:href="https://www.qobuz.com/us-en/album/30-adele/tuzhj8k94jxoc" text:style-name="ListLabel_20_1" text:visited-style-name="ListLabel_20_1"><text:span text:style-name="T2">(Qobuz)</text:span></text:a></text:p>
          </table:table-cell>
        </table:table-row>
      </table:table>
      <text:section text:style-name="Sect1" text:name="TextSection">
        <text:p text:style-name="P15"><text:bookmark text:name="_diwvx0yvz5km"/>Inventory List Last Updated</text:p>
        <text:p text:style-name="P5"><text:span text:style-name="T4">2024-06-16</text:span><text:span text:style-name="T11"> UTC</text:span></text:p>
        <text:p text:style-name="P15"><text:bookmark text:name="_shwnhip6x43m"/>Latest Full Inventory Check</text:p>
        <text:p text:style-name="P5"><text:span text:style-name="T4">2024-01-18</text:span><text:span text:style-name="T11"> UTC</text:span></text:p>
        <text:p text:style-name="P15"><text:bookmark text:name="_yomgcip39de9"/>Document Information Last Updated</text:p>
        <text:p text:style-name="P5"><text:span text:style-name="T4">2024-06-24</text:span><text:span text:style-name="T11"> UTC</text:span></text:p>
      </text:section>
      <text:section text:style-name="Sect2" text:name="Section1">
        <text:p text:style-name="P9"/>
        <text:p text:style-name="P14"><text:bookmark text:name="_nxuqmthj3z4i"/><text:span text:style-name="T16">The Record Handbook</text:span></text:p>
      </text:section>
      <text:section text:style-name="Sect3" text:name="Section2">
        <text:p text:style-name="P10"><text:span text:style-name="T12">Handbook URL: </text:span><text:a xlink:type="simple" xlink:href="https://tylerjm.org/record-handbook/" text:style-name="ListLabel_20_3" text:visited-style-name="ListLabel_20_3"><text:span text:style-name="T12">https://tylerjm.org/record-handbook/</text:span></text:a></text:p>
        <text:p text:style-name="P10"><text:span text:style-name="T12">Inventory URL: </text:span><text:a xlink:type="simple" xlink:href="https://tylerjm.org/record-handbook/inv/" text:style-name="ListLabel_20_3" text:visited-style-name="ListLabel_20_3"><text:span text:style-name="T12">https://tylerjm.org/record-handbook/inv/</text:span></text:a></text:p>
        <text:p text:style-name="P10"><text:span text:style-name="T12">OpenDocument URL: </text:span><text:a xlink:type="simple" xlink:href="https://tylerjm.org/record-handbook/2.0.2/inventory.odt" text:style-name="ListLabel_20_3" text:visited-style-name="ListLabel_20_3"><text:span text:style-name="T12">https://tylerjm.org/record-handbook/2.0.2/inventory.odt</text:span></text:a></text:p>
        <text:p text:style-name="P10"><text:span text:style-name="T12">Office Open XML URL: </text:span><text:a xlink:type="simple" xlink:href="https://tylerjm.org/record-handbook/2.0.2/inventory.docx" text:style-name="ListLabel_20_3" text:visited-style-name="ListLabel_20_3"><text:span text:style-name="T12">https://tylerjm.org/record-handbook/2.0.2/inventory.docx</text:span></text:a></text:p>
        <text:p text:style-name="P10"><text:span text:style-name="T12">Plain Text URL: </text:span><text:a xlink:type="simple" xlink:href="https://tylerjm.org/record-handbook/2.0.2/inventory.txt" text:style-name="ListLabel_20_3" text:visited-style-name="ListLabel_20_3"><text:span text:style-name="T12">https://tylerjm.org/record-handbook/2.0.2/inventory.txt</text:span></text:a></text:p>
        <text:p text:style-name="P10"><text:span text:style-name="T12">Portable Document URL: </text:span><text:a xlink:type="simple" xlink:href="https://tylerjm.org/record-handbook/2.0.2/inventory.pdf" text:style-name="ListLabel_20_3" text:visited-style-name="ListLabel_20_3"><text:span text:style-name="T12">https://tylerjm.org/record-handbook/2.0.2/inventory.pdf</text:span></text:a></text:p>
        <text:p text:style-name="P10"><text:span text:style-name="T12">Handbook Version: 2.0.2</text:span></text:p>
        <text:p text:style-name="P10"><text:span text:style-name="T12">Last Updated: 2024-06-24 UTC</text:span></text:p>
      </text:section>
      <text:section text:style-name="Sect2" text:name="Section3">
        <text:p text:style-name="P11"/>
        <text:p text:style-name="P14"><text:bookmark text:name="_5yk26j3l0v7s"/>Definitions</text:p>
      </text:section>
      <text:section text:style-name="Sect4" text:name="Section4">
        <text:p text:style-name="P16"><text:bookmark text:name="_azkgs6f6rag0"/>Qty</text:p>
        <text:p text:style-name="P6"><text:span text:style-name="T13">Quantity (Qty) of the exact same record in the inventory. The record must be exactly the same as the other(s) and must have the same column properties. A “0” quantity (Qty) indicates that a record used to belong in the inventory but has changed possession willfully (e.g., sold or gifted).</text:span></text:p>
        <text:p text:style-name="P12"/>
        <text:p text:style-name="P16"><text:bookmark text:name="_cvc8u97x9fnx"/>Disc Color(s)</text:p>
        <text:p text:style-name="P6"><text:soft-page-break/><text:span text:style-name="T13">To signify different types of disc. (e.g., “Target Exclusive (Blue)” or “Walmart Exclusive (Transparent)”). The disc color(s) only are okay to add as well, (e.g., “Clear” or “Apricot”).</text:span></text:p>
        <text:p text:style-name="P12"/>
        <text:p text:style-name="P16"><text:bookmark text:name="_ac4ehmesqqwn"/>Disc Count</text:p>
        <text:p text:style-name="P6"><text:span text:style-name="T13">The number of discs contained within the specific record.</text:span></text:p>
        <text:p text:style-name="P3"/>
        <text:p text:style-name="P13"><text:span text:style-name="T14">Contents Count</text:span></text:p>
        <text:p text:style-name="P6"><text:span text:style-name="T13">All contents in the originally purchased record, including any original sleeve(s), jacket(s), digital download slips, posters, booklets, hype stickers, and other bonus content. Post-sale sleeves or any aftermarket items will not be counted. The contents count excludes the disc(s).</text:span></text:p>
        <text:p text:style-name="P3"/>
        <text:p text:style-name="P16"><text:bookmark text:name="_dot583go38oe"/>Contents Description(s)</text:p>
        <text:p text:style-name="P6"><text:span text:style-name="T13">The quantity and brief description of all original contents contained within one <text:s/>record, including any original sleeve(s), jacket(s), digital download slips, posters, booklets, hype stickers, and other bonus content. Post-sale sleeves or any aftermarket items will not be counted. The contents count excludes the disc(s). The contents description must equal the contents count column.</text:span></text:p>
        <text:p text:style-name="P3"/>
        <text:p text:style-name="P16"><text:bookmark text:name="_90gtb6dkuuyw"/>Discogs Release Code</text:p>
        <text:p text:style-name="P6"><text:span text:style-name="T13">Identifies the specific record on </text:span><text:a xlink:type="simple" xlink:href="https://www.discogs.com" text:style-name="ListLabel_20_4" text:visited-style-name="ListLabel_20_4"><text:span text:style-name="T13">https://www.discogs.com</text:span></text:a><text:span text:style-name="T13">. Searching the release code brings up all information regarding the specific record.</text:span></text:p>
        <text:p text:style-name="P16"><text:bookmark text:name="_nmchycjwl157"/>Goldmine<text:span text:style-name="T6">®</text:span> Condition(s)</text:p>
        <text:p text:style-name="P6"><text:span text:style-name="T13">Each disc(s) and jacket(s)’ condition according to The Goldmine</text:span><text:span text:style-name="T8">®</text:span><text:span text:style-name="T13"> Grading Guide. URL: </text:span><text:a xlink:type="simple" xlink:href="https://www.goldminemag.com/collector-resources/record-grading-101" text:style-name="ListLabel_20_4" text:visited-style-name="ListLabel_20_4"><text:span text:style-name="T13">https://www.goldminemag.com/collector-resources/record-grading-101</text:span></text:a><text:span text:style-name="T13">. Each disc and jacket must be graded individually. Acceptable grades: M, NM, VG+, VG, G+, G, F, P.</text:span></text:p>
        <text:p text:style-name="P3"/>
        <text:p text:style-name="P6"><text:span text:style-name="T14">Listened</text:span></text:p>
        <text:p text:style-name="P6"><text:span text:style-name="T13">A Boolean value identifying if all tracks on a specific record have been played and listened to in its entirety. All quantities must be listened to, i.e., if the “Qty” column is 3, all three records must be listened to in their entirety, even though they are the same tracks.</text:span></text:p>
        <text:p text:style-name="P3"/>
        <text:p text:style-name="Heading_20_2"><text:bookmark text:name="_4u5oi52ctwhn"/>Digital Download(s)</text:p>
        <text:p text:style-name="P6"><text:span text:style-name="T13">A Yes, No, or N/A value indicating if a digital format of the exact same record was downloaded. The digital download must include the same album name and the same and/or more tracks as the physical record (excluding hidden tracks). “No” value means that there exists a buyable download that meets the “Yes” value requirements but has not been purchased. “N/A” value means that there is no existing buyable download that meets the “Yes” value requirements. “Yes” value requirements: 1. The download must contain at least a FLAC or WAV original file for all tracks. 2. The download has to be an official download from the label, artist, or a trusted 3rd party. 3. The download must be a portable file (i.e., not downloaded from iTunes or another proprietary store). 4. The proof of purchase (PoP) (digital download slips are okay) must be stored safely alongside the music file(s) in cloud storage. 5. All files, including all music files and PoPs, must be stored in at least two different cloud storage providers for resilienc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693in" loext:contextual-spacing="false" fo:line-height="130%"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in" fo:margin-bottom="0.028in" loext:contextual-spacing="false" fo:line-height="100%" fo:text-align="justify" style:justify-single-word="false" fo:keep-together="always" fo:keep-with-next="always"/>
      <style:text-properties style:font-name="Times New Roman" fo:font-family="'Times New Roman'" style:font-family-generic="roman" style:font-pitch="variable" fo:font-size="7.5pt" style:text-underline-style="solid" style:text-underline-width="auto" style:text-underline-color="font-color" fo:font-weight="bold" style:font-name-asian="Times New Roman1" style:font-family-asian="'Times New Roman'" style:font-family-generic-asian="system" style:font-pitch-asian="variable" style:font-size-asian="7.5pt" style:font-weight-asian="bold" style:font-name-complex="Times New Roman1" style:font-family-complex="'Times New Roman'" style:font-family-generic-complex="system" style:font-pitch-complex="variable" style:font-size-complex="7.5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Times New Roman" fo:font-family="'Times New Roman'" style:font-family-generic="roman" style:font-pitch="variable" fo:font-size="27pt" fo:font-weight="bold" style:font-name-asian="Times New Roman1" style:font-family-asian="'Times New Roman'" style:font-family-generic-asian="system" style:font-pitch-asian="variable" style:font-size-asian="27pt" style:font-weight-asian="bold" style:font-name-complex="Times New Roman1" style:font-family-complex="'Times New Roman'" style:font-family-generic-complex="system" style:font-pitch-complex="variable" style:font-size-complex="27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cc0000" style:font-name="Times New Roman" fo:font-family="'Times New Roman'" style:font-family-generic="roman" style:font-pitch="variable" fo:font-size="5.5pt" style:font-name-asian="Times New Roman1" style:font-family-asian="'Times New Roman'" style:font-family-generic-asian="system" style:font-pitch-asian="variable" style:font-size-asian="5.5pt" style:font-name-complex="Times New Roman1" style:font-family-complex="'Times New Roman'" style:font-family-generic-complex="system" style:font-pitch-complex="variable" style:font-size-complex="5.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Times New Roman" fo:font-family="'Times New Roman'" style:font-family-generic="roman" style:font-pitch="variable" fo:font-size="6pt" style:font-name-asian="Times New Roman1" style:font-family-asian="'Times New Roman'" style:font-family-generic-asian="system" style:font-pitch-asian="variable" style:font-size-asian="6pt" style:font-name-complex="Times New Roman1" style:font-family-complex="'Times New Roman'" style:font-family-generic-complex="system" style:font-pitch-complex="variable" style:font-size-complex="6pt"/>
    </style:style>
    <style:style style:name="ListLabel_20_3" style:display-name="ListLabel 3" style:family="text">
      <style:text-properties style:font-name="Times New Roman" fo:font-family="'Times New Roman'" style:font-family-generic="roman" style:font-pitch="variable" fo:font-size="7pt" style:font-name-asian="Times New Roman1" style:font-family-asian="'Times New Roman'" style:font-family-generic-asian="system" style:font-pitch-asian="variable" style:font-size-asian="7pt" style:font-name-complex="Times New Roman1" style:font-family-complex="'Times New Roman'" style:font-family-generic-complex="system" style:font-pitch-complex="variable" style:font-size-complex="7pt"/>
    </style:style>
    <style:style style:name="ListLabel_20_4" style:display-name="ListLabel 4" style:family="text">
      <style:text-properties style:font-name="Times New Roman" fo:font-family="'Times New Roman'" style:font-family-generic="roman" style:font-pitch="variable" fo:font-size="7.5pt" style:font-name-asian="Times New Roman1" style:font-family-asian="'Times New Roman'" style:font-family-generic-asian="system" style:font-pitch-asian="variable" style:font-size-asian="7.5pt" style:font-name-complex="Times New Roman1" style:font-family-complex="'Times New Roman'" style:font-family-generic-complex="system" style:font-pitch-complex="variable" style:font-size-complex="7.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style:font-name="Times New Roman" fo:font-size="9pt" style:text-underline-style="solid" style:text-underline-width="auto" style:text-underline-color="font-color" fo:font-weight="bold" style:font-name-asian="Times New Roman1" style:font-size-asian="9pt" style:font-weight-asian="bold" style:font-name-complex="Times New Roman1" style:font-size-complex="9pt"/>
    </style:style>
    <style:style style:name="MP2" style:family="paragraph" style:parent-style-name="Standard">
      <style:paragraph-properties>
        <style:tab-stops>
          <style:tab-stop style:position="4.5in" style:type="center"/>
        </style:tab-stops>
      </style:paragraph-properties>
    </style:style>
    <style:style style:name="MP3" style:family="paragraph" style:parent-style-name="Title">
      <style:paragraph-properties fo:text-align="start" style:justify-single-word="false"/>
      <style:text-properties fo:font-size="9pt" style:font-size-asian="9pt" style:font-size-complex="9pt"/>
    </style:style>
    <style:style style:name="MT1" style:family="text">
      <style:text-properties style:font-name="Times New Roman" fo:font-size="6pt" style:font-name-asian="Times New Roman1" style:font-size-asian="6pt" style:font-name-complex="Times New Roman1" style:font-size-complex="6pt"/>
    </style:style>
    <style:style style:name="MT2" style:family="text">
      <style:text-properties style:font-name="Times New Roman" fo:font-weight="bold" style:font-name-asian="Times New Roman1" style:font-weight-asian="bold" style:font-name-complex="Times New Roman1"/>
    </style:style>
    <style:style style:name="MT3" style:family="text">
      <style:text-properties fo:color="#ff0000" style:font-name="Times New Roman" fo:font-weight="bold" style:font-name-asian="Times New Roman1" style:font-weight-asian="bold" style:font-name-complex="Times New Roman1"/>
    </style:style>
    <style:style style:name="MT4" style:family="text"/>
    <style:style style:name="MT5" style:family="text">
      <style:text-properties fo:color="#cc0000" style:font-name="Times New Roman" fo:font-weight="bold" style:font-name-asian="Times New Roman1" style:font-weight-asian="bold" style:font-name-complex="Times New Roman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5in" fo:margin-bottom="0.5in" fo:margin-left="1in" fo:margin-right="1in"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a xlink:type="simple" xlink:href="https://drive.proton.me/urls/FMZ5T5QZC4#hIhf3lczuo6c" text:style-name="ListLabel_20_2" text:visited-style-name="ListLabel_20_2"><text:span text:style-name="MT1">Record Inventory</text:span></text:a><text:span text:style-name="MT1"> © 2024 by </text:span><text:a xlink:type="simple" xlink:href="https://linktr.ee/TylerJMorg" text:style-name="ListLabel_20_2" text:visited-style-name="ListLabel_20_2"><text:span text:style-name="MT1">Tyler Morgan</text:span></text:a><text:span text:style-name="MT1">. All rights reserved.</text:span><text:span text:style-name="MT2"><text:tab/>Page: </text:span><text:page-number text:select-page="current">2</text:page-number><text:span text:style-name="MT2"><text:s/>of </text:span><text:span text:style-name="MT3"><text:s text:c="2"/></text:span></text:p>
      </style:footer>
    </style:master-page>
    <style:master-page style:name="First_20_Page" style:display-name="First Page" style:page-layout-name="Mpm1" style:next-style-name="Standard">
      <style:header>
        <text:p text:style-name="MP3"><text:bookmark text:name="_qsf1nitqgxo8"/></text:p>
      </style:header>
      <style:footer>
        <text:p text:style-name="MP2"><text:a xlink:type="simple" xlink:href="https://tylerjm.org/record-handbook/inv/" text:style-name="ListLabel_20_2" text:visited-style-name="ListLabel_20_2"><text:span text:style-name="MT1">Record Inventory Template v2.0.2</text:span></text:a><text:span text:style-name="MT1"> by </text:span><text:a xlink:type="simple" xlink:href="https://tylermorgan.co" text:style-name="ListLabel_20_2" text:visited-style-name="ListLabel_20_2"><text:span text:style-name="MT1">Tyler Morgan</text:span></text:a><text:span text:style-name="MT1"> is marked with </text:span><text:a xlink:type="simple" xlink:href="https://creativecommons.org/publicdomain/zero/1.0" text:style-name="ListLabel_20_2" text:visited-style-name="ListLabel_20_2"><text:span text:style-name="MT1">CC0 1.0</text:span></text:a><text:span text:style-name="MT2"> </text:span><draw:frame draw:style-name="Mfr1" draw:name="image1.png" text:anchor-type="as-char" svg:width="0.1043in" svg:height="0.1043in" draw:z-index="0"><draw:image xlink:href="Pictures/100002010000040000000400A8D92022B203BBF0.png" xlink:type="simple" xlink:show="embed" xlink:actuate="onLoad" loext:mime-type="image/png"/><svg:desc>Creative Commons icon</svg:desc></draw:frame><draw:frame draw:style-name="Mfr1" draw:name="image2.png" text:anchor-type="as-char" svg:width="0.1043in" svg:height="0.1043in" draw:z-index="1"><draw:image xlink:href="Pictures/100002010000040000000400A85030C19A0FCB70.png" xlink:type="simple" xlink:show="embed" xlink:actuate="onLoad" loext:mime-type="image/png"/><svg:desc>CC0 1.0 icon</svg:desc></draw:frame><text:span text:style-name="MT2"><text:tab/>Page: </text:span><text:page-number text:select-page="current">1</text:page-number><text:span text:style-name="MT2"><text:s/>of </text:span><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2" meta:paragraph-count="70" meta:word-count="605" meta:character-count="4138" meta:non-whitespace-character-count="3593"/>
    <meta:generator>LibreOfficeDev/6.0.5.2$Linux_X86_64 LibreOffice_project/</meta:generator>
  </office:meta>
</office:document-meta>
</file>